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EF71DCFC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DejaVu Sans" svg:font-family="'DejaVu Sans'"/>
    <style:font-face style:name="Lohit Hindi1" svg:font-family="'Lohit Hindi'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2.515cm" fo:margin-left="1.942cm" fo:margin-right="2.544cm" table:align="margins"/>
    </style:style>
    <style:style style:name="Tableau1.A" style:family="table-column">
      <style:table-column-properties style:column-width="6.562cm" style:rel-column-width="3720*"/>
    </style:style>
    <style:style style:name="Tableau1.B" style:family="table-column">
      <style:table-column-properties style:column-width="5.953cm" style:rel-column-width="3375*"/>
    </style:style>
    <style:style style:name="Tableau1.A1" style:family="table-cell">
      <style:table-cell-properties fo:background-color="#e6e64c" fo:padding="0.097cm" fo:border-left="0.002cm solid #000000" fo:border-right="none" fo:border-top="0.002cm solid #000000" fo:border-bottom="none">
        <style:background-image/>
      </style:table-cell-properties>
    </style:style>
    <style:style style:name="Tableau1.B1" style:family="table-cell">
      <style:table-cell-properties fo:background-color="#e6e64c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eau1.A2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officeooo:rsid="001901c8" officeooo:paragraph-rsid="001901c8"/>
    </style:style>
    <style:style style:name="P2" style:family="paragraph" style:parent-style-name="Standard">
      <style:text-properties officeooo:rsid="001a949f" officeooo:paragraph-rsid="001a949f"/>
    </style:style>
    <style:style style:name="P3" style:family="paragraph" style:parent-style-name="Standard">
      <style:text-properties officeooo:rsid="001901c8" officeooo:paragraph-rsid="001901c8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rsid="001901c8" officeooo:paragraph-rsid="0029092c"/>
    </style:style>
    <style:style style:name="P6" style:family="paragraph" style:parent-style-name="Text_20_body">
      <style:text-properties officeooo:rsid="001901c8" officeooo:paragraph-rsid="0029092c"/>
    </style:style>
    <style:style style:name="P7" style:family="paragraph" style:parent-style-name="Text_20_body">
      <style:text-properties officeooo:paragraph-rsid="0029092c"/>
    </style:style>
    <style:style style:name="P8" style:family="paragraph" style:parent-style-name="Text_20_body">
      <style:text-properties officeooo:rsid="00203313"/>
    </style:style>
    <style:style style:name="P9" style:family="paragraph" style:parent-style-name="Table_20_Contents">
      <style:text-properties officeooo:rsid="00236e44" officeooo:paragraph-rsid="00236e44"/>
    </style:style>
    <style:style style:name="P10" style:family="paragraph" style:parent-style-name="Table_20_Contents">
      <style:text-properties officeooo:rsid="002b29e1" officeooo:paragraph-rsid="00236e44"/>
    </style:style>
    <style:style style:name="P11" style:family="paragraph" style:parent-style-name="Table_20_Contents">
      <style:text-properties officeooo:rsid="002b29e1" officeooo:paragraph-rsid="002621b8"/>
    </style:style>
    <style:style style:name="P12" style:family="paragraph" style:parent-style-name="Table_20_Contents">
      <style:text-properties officeooo:rsid="002b29e1" officeooo:paragraph-rsid="0029092c"/>
    </style:style>
    <style:style style:name="P13" style:family="paragraph" style:parent-style-name="Table_20_Contents">
      <style:text-properties officeooo:rsid="00203313" officeooo:paragraph-rsid="001c2c3d"/>
    </style:style>
    <style:style style:name="P14" style:family="paragraph" style:parent-style-name="Table_20_Contents">
      <style:text-properties officeooo:rsid="00203313" officeooo:paragraph-rsid="00254561"/>
    </style:style>
    <style:style style:name="P15" style:family="paragraph" style:parent-style-name="Table_20_Contents">
      <style:text-properties officeooo:rsid="001901c8" officeooo:paragraph-rsid="002621b8"/>
    </style:style>
    <style:style style:name="T1" style:family="text">
      <style:text-properties officeooo:rsid="00236e44"/>
    </style:style>
    <style:style style:name="T2" style:family="text">
      <style:text-properties officeooo:rsid="002621b8"/>
    </style:style>
    <style:style style:name="T3" style:family="text">
      <style:text-properties officeooo:rsid="0029092c"/>
    </style:style>
    <style:style style:name="Sect1" style:family="section">
      <style:section-properties fo:background-color="#94bd5e" style:editable="false">
        <style:columns fo:column-count="1" fo:column-gap="0cm"/>
        <style:background-image/>
      </style:section-properties>
    </style:style>
    <text:list-style style:name="L1">
      <text:list-level-style-image text:level="1" xlink:href="Pictures/100002000000000A0000000AEF71DCFC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A0000000AEF71DCFC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A0000000AEF71DCFC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A0000000AEF71DCFC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A0000000AEF71DCFC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A0000000AEF71DCFC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A0000000AEF71DCFC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A0000000AEF71DCFC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A0000000AEF71DCFC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A0000000AEF71DCFC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COLOR]" text:name="couleur"/>
        <text:user-field-decl office:value-type="string" office:string-value="[VEGETABLE]" text:name="fruit"/>
        <text:user-field-decl office:value-type="string" office:string-value="[V_N1]" text:name="N1"/>
        <text:user-field-decl office:value-type="string" office:string-value="[S_N2]" text:name="N2"/>
        <text:user-field-decl office:value-type="string" office:string-value="[S_N2bis]" text:name="N2bis"/>
        <text:user-field-decl office:value-type="string" office:string-value="[S_N3]" text:name="N3"/>
        <text:user-field-decl office:value-type="string" office:string-value="[S_N3bis]" text:name="N3bis"/>
        <text:user-field-decl office:value-type="string" office:string-value="[S_N4]" text:name="N4"/>
        <text:user-field-decl office:value-type="string" office:string-value="[VARIETY]" text:name="description"/>
      </text:user-field-decls>
      <text:p text:style-name="P2">[TODAY]</text:p>
      <text:p text:style-name="P3">Test <text:span text:style-name="T1">fruit</text:span></text:p>
      <text:p text:style-name="P3"/>
      <text:p text:style-name="P3"/>
      <text:section text:style-name="Sect1" text:name="Section1">
        <text:h text:style-name="Heading_20_1" text:outline-level="1"><text:user-field-get text:name="couleur">[COLOR]</text:user-field-get></text:h>
        <text:p text:style-name="P15"><text:span text:style-name="T2">Couleur</text:span></text:p>
        <text:p text:style-name="P15"><text:span text:style-name="T2"/></text:p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7"><text:span text:style-name="T3">Fruits</text:span></text:p>
            </table:table-cell>
            <table:table-cell table:style-name="Tableau1.B1" office:value-type="string">
              <text:p text:style-name="P6"><text:span text:style-name="T3">Variétés</text:span></text:p>
            </table:table-cell>
          </table:table-row>
          <table:table-row>
            <table:table-cell table:style-name="Tableau1.A2" office:value-type="string">
              <text:p text:style-name="P7"><text:user-field-get text:name="fruit">[VEGETABLE]</text:user-field-get></text:p>
            </table:table-cell>
            <table:table-cell table:style-name="Tableau1.B2" office:value-type="string">
              <text:list xml:id="list1254730907" text:style-name="L1">
                <text:list-item>
                  <text:p text:style-name="P5"><text:span text:style-name="T2"><text:user-field-get text:name="description">[VARIETY]</text:user-field-get></text:span></text:p>
                </text:list-item>
              </text:list>
            </table:table-cell>
          </table:table-row>
        </table:table>
        <text:p text:style-name="P15"><text:span text:style-name="T2"/></text:p>
        <text:p text:style-name="P8"/>
      </text:section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DejaVu Sans" svg:font-family="'DejaVu Sans'"/>
    <style:font-face style:name="Lohit Hindi1" svg:font-family="'Lohit Hindi'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0-12-13T09:34:05</meta:creation-date>
    <dc:date>2010-12-17T19:53:36</dc:date>
    <dc:creator>Eric Brison</dc:creator>
    <meta:editing-duration>PT06H55M52S</meta:editing-duration>
    <meta:editing-cycles>14</meta:editing-cycles>
    <meta:generator>OpenOffice.org/3.2$Linux OpenOffice.org_project/320m19$Build-9505</meta:generator>
    <meta:document-statistic meta:table-count="1" meta:image-count="0" meta:object-count="0" meta:page-count="1" meta:paragraph-count="8" meta:word-count="11" meta:character-count="67"/>
  </office:meta>
</office:document-meta>
</file>